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style:text-properties fo:color="#1155cc" style:text-underline-style="solid" style:text-underline-width="auto" style:text-underline-color="font-color"/>
    </style:style>
    <style:style style:name="P3" style:family="paragraph" style:parent-style-name="Standard" style:master-page-name="Standard">
      <style:paragraph-properties fo:margin-top="0.1665in" fo:margin-bottom="0.1665in" loext:contextual-spacing="false" fo:line-height="100%" style:page-number="1"/>
    </style:style>
    <style:style style:name="P4"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7">
      <style:paragraph-properties fo:margin-left="0.5in" fo:margin-right="0in" fo:margin-top="0.1665in" fo:margin-bottom="0.1665in" loext:contextual-spacing="false" fo:line-height="100%" fo:text-indent="-0.25in" style:auto-text-indent="false"/>
    </style:style>
    <style:style style:name="P17"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18"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19"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20"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21" style:family="paragraph" style:parent-style-name="Standard" style:list-style-name="WWNum6">
      <style:paragraph-properties fo:margin-left="1in" fo:margin-right="0in" fo:margin-top="0in" fo:margin-bottom="0.1665in" loext:contextual-spacing="false" fo:line-height="100%" fo:text-indent="-0.25in" style:auto-text-indent="false"/>
    </style:style>
    <style:style style:name="P22" style:family="paragraph" style:parent-style-name="Standard">
      <style:paragraph-properties fo:margin-left="0in" fo:margin-right="0in" fo:margin-top="0.1665in" fo:margin-bottom="0.1665in" loext:contextual-spacing="false" fo:line-height="100%" fo:text-indent="0in" style:auto-text-indent="false"/>
    </style:style>
    <style:style style:name="P23" style:family="paragraph" style:parent-style-name="Standard">
      <style:paragraph-properties fo:margin-left="0in" fo:margin-right="0in" fo:text-indent="0in" style:auto-text-indent="false"/>
    </style:style>
    <style:style style:name="P24" style:family="paragraph" style:parent-style-name="Heading_20_2">
      <style:paragraph-properties fo:margin-top="0.139in" fo:margin-bottom="0in" loext:contextual-spacing="false" fo:line-height="100%"/>
    </style:style>
    <style:style style:name="P25" style:family="paragraph" style:parent-style-name="Heading_20_2">
      <style:paragraph-properties fo:margin-top="0.1665in" fo:margin-bottom="0.1665in" loext:contextual-spacing="false" fo:line-height="100%"/>
    </style:style>
    <style:style style:name="P26" style:family="paragraph" style:parent-style-name="Heading_20_2">
      <style:paragraph-properties fo:margin-top="0.25in" fo:margin-bottom="0.0555in" loext:contextual-spacing="false" fo:line-height="100%" fo:keep-together="auto" fo:keep-with-next="auto"/>
    </style:style>
    <style:style style:name="P27" style:family="paragraph">
      <loext:graphic-properties draw:fill="solid" draw:fill-color="#a0a0a0"/>
      <style:paragraph-properties fo:text-align="center"/>
    </style:style>
    <style:style style:name="T1" style:family="text">
      <style:text-properties fo:font-size="26pt" style:font-size-asian="26pt" style:font-size-complex="26pt"/>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fo:font-size="17pt" fo:font-weight="bold" style:font-size-asian="17pt" style:font-weight-asian="bold" style:font-size-complex="17pt"/>
    </style:style>
    <style:style style:name="T5" style:family="text">
      <style:text-properties fo:color="#188038" style:font-name="Roboto Mono" style:font-name-asian="Roboto Mono1" style:font-name-complex="Roboto Mono1"/>
    </style:style>
    <style:style style:name="T6" style:family="text">
      <style:text-properties style:font-name="Courier New" style:font-name-asian="Courier New1" style:font-name-complex="Courier New1"/>
    </style:style>
    <style:style style:name="T7" style:family="text">
      <style:text-properties fo:color="#1155cc"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aboratorio 1: Desarrollo de una API </text:span></text:p>
      <text:p text:style-name="Standard">Cátedra de Redes y Sistemas Distribuidos</text:p>
      <text:p text:style-name="Standard"/>
      <text:p text:style-name="P24"><text:bookmark text:name="_ukv2se3ka0y9"/>Objetivos</text:p>
      <text:p text:style-name="Standard"><draw:rect text:anchor-type="as-char" style:rel-width="100%" draw:z-index="0" draw:style-name="gr1" draw:text-style-name="P27" svg:width="0.0012in" svg:height="0.0213in"><text:p/></draw:rect></text:p>
      <text:list xml:id="list1596296440" text:style-name="WWNum2">
        <text:list-item>
          <text:p text:style-name="P4">Utilizar y diseñar Apis, que corresponden a la programación en la capa de aplicación de redes según el modelo OSI de redes</text:p>
        </text:list-item>
        <text:list-item>
          <text:p text:style-name="P8">Incorporar fluidez y buenos hábitos en la programación con python. </text:p>
        </text:list-item>
        <text:list-item>
          <text:p text:style-name="P12">Familiarizarse con herramientas propias de la industria (git, python, flask, postman, curl)</text:p>
        </text:list-item>
      </text:list>
      <text:p text:style-name="P25"><text:bookmark text:name="_i1zk7zorehwc"/>Api para gestión de información</text:p>
      <text:p text:style-name="P1">En esta actividad, vamos a crear una API robusta utilizando el lenguaje de programación Python y el framework Flask. El proyecto se divide en cuatro partes, comenzando con la configuración del entorno de programación en el que se desarrollará este laboratorio mediante la creación de un entorno virtual con virtualenv. </text:p>
      <text:p text:style-name="P1">A continuación, construimos la API principal, destinada a administrar una base de datos de películas que incluirá un campo adicional para el género de cada obra cinematográfica.</text:p>
      <text:p text:style-name="P1">La segunda parte del proyecto implica la implementación de la funcionalidad para consultar las películas por género, aprovechando las capacidades flexibles de Flask. </text:p>
      <text:p text:style-name="P1">La tercera fase presenta una integración interesante al conectar nuestra API cinematográfica con una API externa de feriados, utilizando la información sobre las próximas fechas festivas para recomendar películas que se ajusten al género solicitado para ese día en particular.</text:p>
      <text:p text:style-name="P1">Finalmente, la actividad concluye con la evaluación de la API, donde se considerarán aspectos cruciales como la respuesta de la API, códigos de estado HTTP, escalabilidad y seguridad. Se espera que los participantes realicen pruebas exhaustivas, asegurándose de que la API funcione eficientemente en diversas situaciones. La entrega del proyecto incluirá un informe detallado documentando el proceso de creación, decisiones de diseño, tecnologías utilizadas, resultados de la evaluación y posibles mejoras o expansiones para la API. </text:p>
      <text:p text:style-name="P26"><text:bookmark text:name="_i4kjx988h3cq"/><text:span text:style-name="T4">Parte 1: Configuración del entorno e instalación de librerías</text:span></text:p>
      <text:list xml:id="list3406809000" text:style-name="WWNum7">
        <text:list-item>
          <text:p text:style-name="P16">Crea un entorno virtual de Python utilizando <text:span text:style-name="T5">venv</text:span>.</text:p>
        </text:list-item>
      </text:list>
      <text:p text:style-name="P1"><text:span text:style-name="T6">python3 -m venv .venv # </text:span></text:p>
      <text:p text:style-name="P1">En lugar de .venv puede ser cualquier nombre, pero es un estándar</text:p>
      <text:p text:style-name="P1">Activa el entorno virtual<text:line-break/><text:line-break/><text:span text:style-name="T6">source .venv/bin/activate</text:span></text:p>
      <text:p text:style-name="P1">cuando lo quieras dejar de usar solo escribe</text:p>
      <text:p text:style-name="P1"><text:span text:style-name="T6">deactivate</text:span></text:p>
      <text:p text:style-name="P1">con el venv activo vamos a instalar las librerías necesarias.<text:line-break/><text:line-break/><text:span text:style-name="T6">pip install -r requirements.txt</text:span></text:p>
      <text:p text:style-name="P2"/>
      <text:p text:style-name="P26"><text:bookmark text:name="_g7vvvc86q5u8"/><text:span text:style-name="T4">Parte 2: Creación de una API con Flask</text:span></text:p>
      <text:list xml:id="list498533473" text:style-name="WWNum5">
        <text:list-item>
          <text:p text:style-name="P5">Complete las funcionalidades de la api que se les entrega en main.py </text:p>
          <text:list>
            <text:list-item>
              <text:p text:style-name="P18"><text:soft-page-break/>Lógica para buscar la película por su ID y devolver sus detalles</text:p>
            </text:list-item>
            <text:list-item>
              <text:p text:style-name="P18">Lógica para buscar la película por su ID y actualizar sus detalles</text:p>
            </text:list-item>
            <text:list-item>
              <text:p text:style-name="P18">Lógica para buscar la película por su ID y eliminarla.</text:p>
            </text:list-item>
          </text:list>
        </text:list-item>
        <text:list-item>
          <text:p text:style-name="P9">Implemente la funcionalidad para devolver el listado de películas de un género específico.</text:p>
        </text:list-item>
        <text:list-item>
          <text:p text:style-name="P9">Implemente la funcionalidad de búsqueda de películas, devolviendo la lista de películas que tengan determinado string en el título.</text:p>
        </text:list-item>
        <text:list-item>
          <text:p text:style-name="P9">Implemente la funcionalidad de sugerir una película aleatoria.</text:p>
        </text:list-item>
        <text:list-item>
          <text:p text:style-name="P13">Implemente la funcionalidad de sugerir una película aleatoria según género.</text:p>
        </text:list-item>
      </text:list>
      <text:p text:style-name="P22">Recomendaciones, para probar el funcionamiento de la api pueden utilizar curl o postman.</text:p>
      <text:list xml:id="list4268063479" text:style-name="WWNum1">
        <text:list-item>
          <text:p text:style-name="P6"><text:a xlink:type="simple" xlink:href="https://terminalcheatsheet.com/es/guides/curl-rest-api" text:style-name="ListLabel_20_64" text:visited-style-name="ListLabel_20_64"><text:span text:style-name="T7">Cómo probar apis con curl</text:span></text:a></text:p>
        </text:list-item>
        <text:list-item>
          <text:p text:style-name="P14"><text:a xlink:type="simple" xlink:href="https://desarrolloweb.com/articulos/como-usar-postman-probar-api" text:style-name="ListLabel_20_64" text:visited-style-name="ListLabel_20_64"><text:span text:style-name="T7">Cómo probar apis con postman</text:span></text:a></text:p>
        </text:list-item>
      </text:list>
      <text:p text:style-name="P26"><text:bookmark text:name="_ovis9buub9fl"/><text:span text:style-name="T4">Parte 3: Consumo de una API externa</text:span></text:p>
      <text:p text:style-name="P22">Integra tu API con una API externa de feriados. Puedes utilizar la siguiente API:<text:a xlink:type="simple" xlink:href="https://pjnovas.gitbooks.io/no-laborables/content/" text:style-name="ListLabel_20_65" text:visited-style-name="ListLabel_20_65"> </text:a><text:a xlink:type="simple" xlink:href="https://pjnovas.gitbooks.io/no-laborables/content/" text:style-name="ListLabel_20_64" text:visited-style-name="ListLabel_20_64"><text:span text:style-name="T7">API de Feriados</text:span></text:a>, en este link pueden encontrar toda la documentación de la api.</text:p>
      <text:p text:style-name="P22">Se les entrega una aplicación de Python que utiliza la API de nolaborables.com.ar para obtener información sobre los feriados en Argentina. La aplicación busca y muestra el próximo feriado disponible.</text:p>
      <text:list xml:id="list1767901299" text:style-name="WWNum3">
        <text:list-item>
          <text:p text:style-name="P17">Modifica el código para que agregar la opción de buscar feriados por tipo:<text:line-break/></text:p>
        </text:list-item>
      </text:list>
      <text:p text:style-name="P1"><text:span text:style-name="T5">inamovible</text:span> <text:span text:style-name="T5">|</text:span> <text:span text:style-name="T5">trasladable</text:span> <text:span text:style-name="T5">|</text:span> <text:span text:style-name="T5">nolaborable</text:span> <text:span text:style-name="T5">|</text:span> <text:span text:style-name="T5">puente</text:span></text:p>
      <text:list xml:id="list105925817259189" text:continue-numbering="true" text:style-name="WWNum3">
        <text:list-item>
          <text:p text:style-name="P17">En la api de películas utiliza la API de feriados para agregar la siguiente funcionalidad:</text:p>
        </text:list-item>
      </text:list>
      <text:p text:style-name="P22">Obtener la próxima fecha de feriado y recomendar una película que se ajuste al género solicitado para ese día.<text:line-break/><text:line-break/>El comportamiento debería ser el siguiente</text:p>
      <text:p text:style-name="P22">Pregunta en lenguaje humano “Sugerime una película de DRAMA para ver el próximo feriado”<text:line-break/>Respuesta en lenguaje humano: “El próximo feriado es el xxxx con motivo yyyy , Te sugiero ver la pelicula de DRAMA &lt;titulo de pelicula&gt;<text:line-break/><text:line-break/>Obviamente no tienen que entregar este texto, el ejemplo es solo de comportamiento, deberán hacer las consultas usando las url de la api y programar las respuestas en formato json con los campos correspondientes.</text:p>
      <text:p text:style-name="P26"><text:bookmark text:name="_rvc1lndyrwvf"/><text:span text:style-name="T4">Parte 4: Evaluación de la API</text:span></text:p>
      <text:list xml:id="list2505357920" text:style-name="WWNum4">
        <text:list-item>
          <text:p text:style-name="P7">Usar el archivo test.py y test_pytest.py</text:p>
          <text:list>
            <text:list-item>
              <text:p text:style-name="P19">Teniendo levantado el servidor (main.py) deberán ejecutar “python test.py” y analizar el funcionamiento de este test.</text:p>
            </text:list-item>
            <text:list-item>
              <text:p text:style-name="P19">desde terminal ejecutar pytest tsts_pytest.py y analizar el funcionamiento de este test</text:p>
            </text:list-item>
          </text:list>
        </text:list-item>
        <text:list-item>
          <text:p text:style-name="P10">En ambos archivos agregar tests para las funcionalidades nuevas siguiendo las formas de programar test de cada uno de los dos archivos.</text:p>
        </text:list-item>
        <text:list-item>
          <text:p text:style-name="P15">Replicar los request de test.py en <text:a xlink:type="simple" xlink:href="https://www.postman.com/" text:style-name="ListLabel_20_64" text:visited-style-name="ListLabel_20_64"><text:span text:style-name="T7">postman</text:span></text:a>, y analizar las respuestas. Usar la version desktop de postman, sino no van a poder acceder a localhost.</text:p>
        </text:list-item>
      </text:list>
      <text:p text:style-name="P26"><text:bookmark text:name="_xv6f3ggwihku"/><text:span text:style-name="T4">Entrega</text:span></text:p>
      <text:p text:style-name="Standard">Junto con el código deberá entregar una presentación (tipo powerpoint) y un video <text:s/>de 10 +/-1 minutos. Les damos una estructura de base como idea, pero pueden modificarla/ ampliarla.</text:p>
      <text:p text:style-name="Standard"><text:soft-page-break/></text:p>
      <text:list xml:id="list3530108038" text:style-name="WWNum6">
        <text:list-item>
          <text:p text:style-name="P11"><text:span text:style-name="T2">Introducción al proyecto</text:span>:</text:p>
          <text:list>
            <text:list-item>
              <text:p text:style-name="P20">Presenta brevemente el contexto del proyecto y sus objetivos.</text:p>
            </text:list-item>
            <text:list-item>
              <text:p text:style-name="P20">Explicar que es una API REST y cómo funciona</text:p>
            </text:list-item>
            <text:list-item>
              <text:p text:style-name="P20">Explica la importancia de desarrollar una API robusta y bien diseñada.</text:p>
            </text:list-item>
          </text:list>
        </text:list-item>
        <text:list-item>
          <text:p text:style-name="P11"><text:span text:style-name="T2">Configuración del entorno e instalación de librerías</text:span>:</text:p>
          <text:list>
            <text:list-item>
              <text:p text:style-name="P20">Explica por qué es importante utilizar un entorno virtual de programación.</text:p>
            </text:list-item>
            <text:list-item>
              <text:p text:style-name="P20">Muestra cómo configurar un entorno virtual de Python usando <text:span text:style-name="T5">venv</text:span>.</text:p>
            </text:list-item>
            <text:list-item>
              <text:p text:style-name="P20">Explica cómo activar y desactivar el entorno virtual.</text:p>
            </text:list-item>
            <text:list-item>
              <text:p text:style-name="P20">Guía sobre la instalación de las librerías necesarias utilizando <text:span text:style-name="T5">pip</text:span>.</text:p>
            </text:list-item>
          </text:list>
        </text:list-item>
        <text:list-item>
          <text:p text:style-name="P11"><text:span text:style-name="T2">Creación de una API con Flask</text:span>:</text:p>
          <text:list>
            <text:list-item>
              <text:p text:style-name="P20">Describir funcionamiento de la api proporcionada y como funciona FLASK</text:p>
            </text:list-item>
            <text:list-item>
              <text:p text:style-name="P20">Describe las funcionalidades básicas de la API a desarrollar.</text:p>
            </text:list-item>
            <text:list-item>
              <text:p text:style-name="P20">Muestra cómo completaron las funcionalidades proporcionadas en el archivo <text:span text:style-name="T5">main.py</text:span>.</text:p>
            </text:list-item>
            <text:list-item>
              <text:p text:style-name="P20">Explica cada una de las partes de la API y su propósito.</text:p>
            </text:list-item>
          </text:list>
        </text:list-item>
        <text:list-item>
          <text:p text:style-name="P11"><text:span text:style-name="T2">Pruebas de la API</text:span>:</text:p>
          <text:list>
            <text:list-item>
              <text:p text:style-name="P20">Presenta las recomendaciones para probar la API utilizando <text:span text:style-name="T5">curl</text:span> o Postman.</text:p>
            </text:list-item>
            <text:list-item>
              <text:p text:style-name="P20">Presentar que es curl y explica cómo realizar pruebas con <text:span text:style-name="T5">curl</text:span>.</text:p>
            </text:list-item>
            <text:list-item>
              <text:p text:style-name="P20">Presentar que es postman y muestra cómo realizar pruebas con Postman y replica los mismos tests que se realizan con <text:span text:style-name="T5">curl</text:span>. No es necesario verificar el error sino solo replicar las request.</text:p>
            </text:list-item>
          </text:list>
        </text:list-item>
        <text:list-item>
          <text:p text:style-name="P11"><text:span text:style-name="T2">Consumo de una API externa</text:span>:</text:p>
          <text:list>
            <text:list-item>
              <text:p text:style-name="P20">Introduce la integración con la API externa de feriados.</text:p>
            </text:list-item>
            <text:list-item>
              <text:p text:style-name="P20">Explica cómo modificar el código existente para agregar funcionalidades relacionadas con los feriados.</text:p>
            </text:list-item>
            <text:list-item>
              <text:p text:style-name="P20">Demuestra cómo utilizar la API de feriados para obtener información y recomendar películas.</text:p>
            </text:list-item>
          </text:list>
        </text:list-item>
        <text:list-item>
          <text:p text:style-name="P11"><text:span text:style-name="T2">Evaluación de la API</text:span>:</text:p>
          <text:list>
            <text:list-item>
              <text:p text:style-name="P20">Explica la importancia de la evaluación de la API.</text:p>
            </text:list-item>
            <text:list-item>
              <text:p text:style-name="P20">Presenta el archivo <text:span text:style-name="T5">test.py</text:span> </text:p>
            </text:list-item>
            <text:list-item>
              <text:p text:style-name="P20"><text:soft-page-break/><text:span text:style-name="T5">test_pytest.py</text:span> y muestra cómo agregar tests para las nuevas funcionalidades. (explicar para que sirve pytest y los mocs)</text:p>
            </text:list-item>
            <text:list-item>
              <text:p text:style-name="P20">Reproduce los mismos tests en Postman para verificar la funcionalidad desde el punto de vista del cliente.</text:p>
            </text:list-item>
          </text:list>
        </text:list-item>
        <text:list-item>
          <text:p text:style-name="P11"><text:span text:style-name="T2">Conclusiones y próximos pasos</text:span>:</text:p>
          <text:list>
            <text:list-item>
              <text:p text:style-name="P20">Resalta los resultados de la evaluación de la API.</text:p>
            </text:list-item>
            <text:list-item>
              <text:p text:style-name="P20">Propone posibles mejoras o ampliaciones para la API.</text:p>
            </text:list-item>
            <text:list-item>
              <text:p text:style-name="P20">Mejoras hechas</text:p>
            </text:list-item>
            <text:list-item>
              <text:p text:style-name="P21">Concluye el video resumiendo los principales puntos y agradeciendo por la atención.<text:line-break/></text:p>
            </text:list-item>
          </text:list>
        </text:list-item>
      </text:list>
      <text:p text:style-name="P1">¡Buena suerte con el laboratorio!</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2" meta:word-count="1152" meta:character-count="7125" meta:non-whitespace-character-count="6094"/>
    <meta:generator>LibreOfficeDev/6.0.5.2$Linux_X86_64 LibreOffice_project/</meta:generator>
  </office:meta>
</office:document-meta>
</file>